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Standard">
      <style:text-properties officeooo:paragraph-rsid="00285f0b"/>
    </style:style>
    <style:style style:name="P34" style:family="paragraph" style:parent-style-name="Normal">
      <style:text-properties fo:language="en" fo:country="US" text:display="none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262966" style:font-size-asian="14pt" style:font-size-complex="14pt"/>
    </style:style>
    <style:style style:name="T11" style:family="text">
      <style:text-properties fo:font-size="14pt" fo:language="en" fo:country="US" officeooo:rsid="003f70ba" style:font-size-asian="14pt" style:font-size-complex="14pt"/>
    </style:style>
    <style:style style:name="T12" style:family="text">
      <style:text-properties fo:font-size="14pt" fo:language="en" fo:country="US" officeooo:rsid="0042db07" style:font-size-asian="14pt" style:font-size-complex="14pt"/>
    </style:style>
    <style:style style:name="T13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4" style:family="text">
      <style:text-properties officeooo:rsid="001a49c9"/>
    </style:style>
    <style:style style:name="T15" style:family="text">
      <style:text-properties officeooo:rsid="001b737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344ead"/>
    </style:style>
    <style:style style:name="T18" style:family="text">
      <style:text-properties officeooo:rsid="0037af12"/>
    </style:style>
    <style:style style:name="T19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3.</text:span></text:span><text:span text:style-name="Default_20_Paragraph_20_Font"><text:span text:style-name="T12">7</text:span></text:span><text:span text:style-name="Default_20_Paragraph_20_Font"><text:span text:style-name="T9">.</text:span></text:span><text:span text:style-name="Default_20_Paragraph_20_Font"><text:span text:style-name="T12">0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3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918109633280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2918109631648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4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4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4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4">Real</text:span></text:p>
            <text:p text:style-name="P3">Float64Array();</text:p>
            <text:p text:style-name="P9">5.0x10-324 to 1.8x10308, 8 byte, <text:span text:style-name="T14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2918109642800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row table:style-name="TableLine2918109634096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2918109640896">
          <table:table-cell table:style-name="Table2.A2" office:value-type="string">
            <text:p text:style-name="P9"/>
            <text:p text:style-name="P29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2918109637904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5">(Int64)</text:span></text:p>
          </table:table-cell>
        </table:table-row>
        <table:table-row table:style-name="TableLine2918109638720">
          <table:table-cell table:style-name="Table3.A2" office:value-type="string">
            <text:p text:style-name="P9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2918109635728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2918109626208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22">// -&gt; Array(4) [ div, div, div, p ]</text:p>
            <text:p text:style-name="P22">// Tested in IE11, Edge, Firefox and Chrome.</text:p>
            <text:p text:style-name="P14"/>
          </table:table-cell>
          <table:covered-table-cell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2918109635456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19">POST</text:span></text:p>
          </table:table-cell>
        </table:table-row>
        <table:table-row table:style-name="TableLine2918109624032">
          <table:table-cell table:style-name="Táblázat1.A2" office:value-type="string">
            <text:p text:style-name="P11"/>
            <text:p text:style-name="P13">Firefox 39, Chrome 42, Edge14, Opera29 , Safari 10.1, Samsung <text:span text:style-name="T18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18">// Default options are marked with *</text:p>
            <text:p text:style-name="P23">async function postData(url = "<text:span text:style-name="T17">url</text:span>", data = {}) {</text:p>
            <text:p text:style-name="P23"><text:s text:c="2"/>const response = await fetch(url, {</text:p>
            <text:p text:style-name="P25"><text:s text:c="4"/>method: "POST", </text:p>
            <text:p text:style-name="P19"><text:s text:c="4"/>// *GET, POST, PUT, DELETE, etc.</text:p>
            <text:p text:style-name="P25"><text:s text:c="4"/>mode: "cors",</text:p>
            <text:p text:style-name="P19"><text:s text:c="4"/>// no-cors, *cors, same-origin</text:p>
            <text:p text:style-name="P25"><text:s text:c="4"/>cache: "no-cache", </text:p>
            <text:p text:style-name="P19"><text:s text:c="4"/>// *default, no-cache, reload, force-cache, only-if-cached</text:p>
            <text:p text:style-name="P25"><text:s text:c="4"/>credentials: "same-origin", </text:p>
            <text:p text:style-name="P19"><text:s text:c="4"/>// include, *same-origin, omit</text:p>
            <text:p text:style-name="P27"><text:s text:c="4"/>headers: {"Content-Type": "application/json"},</text:p>
            <text:p text:style-name="P23"><text:s text:c="4"/><text:span text:style-name="T16">// "Content-Type": "application/x-www-form-urlencoded"</text:span></text:p>
            <text:p text:style-name="P25"><text:s text:c="4"/>redirect: "follow", </text:p>
            <text:p text:style-name="P19"><text:s text:c="4"/>// manual, *follow, error</text:p>
            <text:p text:style-name="P24"><text:s text:c="4"/>referrerPolicy: "no-referrer",</text:p>
            <text:p text:style-name="P20"><text:s text:c="4"/>// no-referrer, *no-referrer-when-downgrade, origin, origin-when-cross-origin, same-origin, strict-origin, strict-origin-when-cross-origin, unsafe-url</text:p>
            <text:p text:style-name="P24"><text:s text:c="4"/>body: JSON.stringify(data) </text:p>
            <text:p text:style-name="P20"><text:s text:c="4"/>// body data type must match "Content-Type" header</text:p>
            <text:p text:style-name="P23"><text:s text:c="2"/>});</text:p>
            <text:p text:style-name="P26"><text:s text:c="2"/>return response.json();</text:p>
            <text:p text:style-name="P21"><text:s text:c="2"/>// parses JSON response into native JavaScript objects</text:p>
            <text:p text:style-name="P23">}</text:p>
            <text:p text:style-name="P23"/>
            <text:p text:style-name="P23">postData("https://example.com/answer", { answer: 42 })</text:p>
            <text:p text:style-name="P23"><text:s text:c="2"/>.then(data =&gt; { console.log(data); });</text:p>
            <text:p text:style-name="P23"><text:s text:c="2"/><text:span text:style-name="T16">// JSON data parsed by `data.json()` call</text:span></text:p>
            <text:p text:style-name="P16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5-10T01:09:56.937000000</dc:date>
    <meta:print-date>2019-10-25T15:04:00Z</meta:print-date>
    <meta:editing-cycles>243</meta:editing-cycles>
    <meta:editing-duration>PT12H50M43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